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7673"/>
    </style:style>
    <style:style style:name="P2" style:family="paragraph" style:parent-style-name="Standard">
      <style:paragraph-properties fo:text-align="center" style:justify-single-word="false"/>
      <style:text-properties officeooo:paragraph-rsid="000d44a2"/>
    </style:style>
    <style:style style:name="P3" style:family="paragraph" style:parent-style-name="Standard">
      <style:paragraph-properties fo:text-align="center" style:justify-single-word="false"/>
      <style:text-properties fo:font-size="10pt" officeooo:paragraph-rsid="000c767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ff0000" fo:font-size="14pt" officeooo:rsid="000b2a48" officeooo:paragraph-rsid="001132b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11ae8a"/>
    </style:style>
    <style:style style:name="T1" style:family="text">
      <style:text-properties officeooo:rsid="000b2a48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b2a48" style:font-size-asian="10pt" style:font-size-complex="10pt"/>
    </style:style>
    <style:style style:name="T4" style:family="text">
      <style:text-properties fo:font-size="10pt" officeooo:rsid="000d44a2" style:font-size-asian="10pt" style:font-size-complex="10pt"/>
    </style:style>
    <style:style style:name="T5" style:family="text">
      <style:text-properties fo:font-size="10pt" fo:font-weight="bold" style:font-size-asian="10pt" style:font-size-complex="10pt"/>
    </style:style>
    <style:style style:name="T6" style:family="text">
      <style:text-properties fo:color="#3465a4" fo:font-size="10pt" style:font-size-asian="10pt" style:font-size-complex="10pt"/>
    </style:style>
    <style:style style:name="T7" style:family="text">
      <style:text-properties fo:font-size="12pt" officeooo:rsid="000b2a48" style:font-size-asian="12pt" style:font-size-complex="12pt"/>
    </style:style>
    <style:style style:name="T8" style:family="text">
      <style:text-properties fo:font-size="12pt" officeooo:rsid="000f38d7" style:font-size-asian="12pt" style:font-size-complex="12pt"/>
    </style:style>
    <style:style style:name="T9" style:family="text">
      <style:text-properties fo:font-size="14pt" officeooo:rsid="000b2a48" style:font-size-asian="14pt" style:font-size-complex="14pt"/>
    </style:style>
    <style:style style:name="T10" style:family="text">
      <style:text-properties fo:font-size="14pt" officeooo:rsid="000f38d7" style:font-size-asian="14pt" style:font-size-complex="14pt"/>
    </style:style>
    <style:style style:name="T11" style:family="text">
      <style:text-properties fo:color="#ff0000" fo:font-size="14pt" officeooo:rsid="000b2a48" style:font-size-asian="14pt" style:font-size-complex="14pt"/>
    </style:style>
    <style:style style:name="T12" style:family="text">
      <style:text-properties fo:color="#ff0000" fo:font-size="14pt" officeooo:rsid="000f38d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VIDEO</text:p>
      <text:p text:style-name="P5"><text:span text:style-name="T11">How to </text:span><text:span text:style-name="T12">install Galaxy42</text:span><text:span text:style-name="T11"> </text:span><text:span text:style-name="T1"><text:line-break/>for Yedino (Galaxy42, Antinet) network program<text:line-break/>( antinet.org , yedino.org )<text:line-break/><text:line-break/>“2017-05-05 Yedino - Install”<text:line-break/><text:line-break/>( CHECK ONLINE FOR MORE RECENT VERSIONS )<text:line-break/><text:line-break/></text:span><text:span text:style-name="T3">This work is Copyrighted © 2017 by </text:span><text:a xlink:type="simple" xlink:href="http://antinet.org/"><text:span text:style-name="T3">http://antinet.org</text:span></text:a><text:span text:style-name="T3"> team, on PublicDomain and BSD 2-Clause licence<text:line-break/><text:line-break/></text:span></text:p>
      <text:p text:style-name="P1"><text:span text:style-name="T2">Author: </text:span><text:a xlink:type="simple" xlink:href="../../..//home/bitmonero-dev/rafal@yedino.pl"><text:span text:style-name="T6">rafal@yedino.pl</text:span></text:a><text:span text:style-name="T2"> (do NOT email me) </text:span></text:p>
      <text:p text:style-name="P3">Recording version: 1 (of raw material) </text:p>
      <text:p text:style-name="P3">Contact: ask us on #antinet-dev on icann.irc.meshnet.pl </text:p>
      <text:p text:style-name="P1"><text:span text:style-name="T2">Contact: ask us on: meshnet.pl , yedino.pl Download: see </text:span><text:a xlink:type="simple" xlink:href="https://github.com/rfree-d/galaxy42_media"><text:span text:style-name="T6">https://github.com/rfree-d/galaxy42_media</text:span></text:a><text:span text:style-name="T2"> </text:span></text:p>
      <text:p text:style-name="P1"><text:span text:style-name="T2">Download: see </text:span><text:a xlink:type="simple" xlink:href="https://meshnet.pl/movies/"><text:span text:style-name="T6">https://meshnet.pl/movies/</text:span></text:a><text:span text:style-name="T2"> (or h. or g. for cjdns/galaxy42 network IPv6) </text:span></text:p>
      <text:p text:style-name="P1"><text:span text:style-name="T2">Resources: </text:span><text:a xlink:type="simple" xlink:href="https://github.com/rfree-d/galaxy42-checklist"><text:span text:style-name="T6">https://github.com/rfree-d/galaxy42-checklist</text:span></text:a><text:span text:style-name="T2"> (in future use </text:span><text:span text:style-name="T5">github.com/yedino</text:span><text:span text:style-name="T2"> instead!) (even further, we might also provide git.yedino.org instead github.com) </text:span></text:p>
      <text:p text:style-name="P2"><text:span text:style-name="T2">Info: we are testing galaxy42 gitrev: </text:span><text:span text:style-name="T4">d1f1f642152383667c5b5b8f6d13be5c6d421a92</text:span><text:span text:style-name="T2"> (we were asked to test </text:span><text:span text:style-name="T5">yedino/dev</text:span><text:span text:style-name="T2"> repo/branch) Will use test peers from </text:span><text:a xlink:type="simple" xlink:href="http://meshnet-users.tk/"><text:span text:style-name="T6">http://meshnet-users.tk/</text:span></text:a><text:span text:style-name="T3"><text:line-break/></text:span><text:span text:style-name="T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40:41.977542216</meta:creation-date>
    <dc:date>2017-05-05T15:46:21.448870367</dc:date>
    <meta:editing-duration>PT16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20" meta:character-count="961" meta:non-whitespace-character-count="835"/>
  </office:meta>
</office:document-meta>
</file>